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a625" officeooo:paragraph-rsid="0006a625" style:font-weight-asian="bold" style:font-weight-complex="bold"/>
    </style:style>
    <style:style style:name="P2" style:family="paragraph" style:parent-style-name="Standard">
      <style:text-properties fo:font-weight="normal" officeooo:rsid="000885f5" officeooo:paragraph-rsid="000885f5" style:font-weight-asian="normal" style:font-weight-complex="normal"/>
    </style:style>
    <style:style style:name="P3" style:family="paragraph" style:parent-style-name="Standard">
      <style:text-properties fo:font-weight="normal" officeooo:rsid="0008b6ab" officeooo:paragraph-rsid="0008b6ab" style:font-weight-asian="normal" style:font-weight-complex="normal"/>
    </style:style>
    <style:style style:name="P4" style:family="paragraph" style:parent-style-name="Standard">
      <style:text-properties fo:font-weight="bold" officeooo:rsid="000885f5" officeooo:paragraph-rsid="000885f5" style:font-weight-asian="bold" style:font-weight-complex="bold"/>
    </style:style>
    <style:style style:name="P5" style:family="paragraph" style:parent-style-name="Standard">
      <style:text-properties fo:font-weight="bold" officeooo:rsid="0008b6ab" officeooo:paragraph-rsid="0008b6ab" style:font-weight-asian="bold" style:font-weight-complex="bold"/>
    </style:style>
    <style:style style:name="P6" style:family="paragraph" style:parent-style-name="Standard">
      <style:text-properties fo:font-weight="bold" officeooo:rsid="000aea5e" officeooo:paragraph-rsid="000aea5e" style:font-weight-asian="bold" style:font-weight-complex="bold"/>
    </style:style>
    <style:style style:name="P7" style:family="paragraph" style:parent-style-name="Standard">
      <style:text-properties fo:font-weight="bold" officeooo:rsid="000aea5e" officeooo:paragraph-rsid="000bc47c" style:font-weight-asian="bold" style:font-weight-complex="bold"/>
    </style:style>
    <style:style style:name="P8" style:family="paragraph" style:parent-style-name="Standard">
      <style:text-properties fo:color="#c9211e" fo:font-weight="bold" officeooo:rsid="0006a625" officeooo:paragraph-rsid="0006a625" style:font-weight-asian="bold" style:font-weight-complex="bold"/>
    </style:style>
    <style:style style:name="P9" style:family="paragraph" style:parent-style-name="Standard">
      <style:text-properties fo:font-weight="normal" officeooo:rsid="000aea5e" officeooo:paragraph-rsid="000aea5e" style:font-weight-asian="normal" style:font-weight-complex="normal"/>
    </style:style>
    <style:style style:name="P10" style:family="paragraph" style:parent-style-name="Standard">
      <style:text-properties fo:font-weight="normal" officeooo:rsid="000aea5e" officeooo:paragraph-rsid="000bc47c" style:font-weight-asian="normal" style:font-weight-complex="normal"/>
    </style:style>
    <style:style style:name="P11" style:family="paragraph" style:parent-style-name="Standard">
      <style:text-properties fo:font-weight="normal" officeooo:rsid="000bc47c" officeooo:paragraph-rsid="000bc4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6ab" style:font-weight-asian="bold" style:font-weight-complex="bold"/>
    </style:style>
    <style:style style:name="T3" style:family="text">
      <style:text-properties fo:font-weight="bold" officeooo:rsid="000bc47c" style:font-weight-asian="bold" style:font-weight-complex="bold"/>
    </style:style>
    <style:style style:name="T4" style:family="text">
      <style:text-properties officeooo:rsid="000bc47c"/>
    </style:style>
    <style:style style:name="T5" style:family="text">
      <style:text-properties fo:color="#c9211e"/>
    </style:style>
    <style:style style:name="T6" style:family="text">
      <style:text-properties fo:color="#c9211e" officeooo:rsid="000bc47c"/>
    </style:style>
    <style:style style:name="T7" style:family="text">
      <style:text-properties fo:color="#c9211e" fo:font-weight="bold" officeooo:rsid="000bc47c" style:font-weight-asian="bold" style:font-weight-complex="bold"/>
    </style:style>
    <style:style style:name="T8" style:family="text">
      <style:text-properties fo:font-weight="normal" officeooo:rsid="000be739" style:font-weight-asian="normal" style:font-weight-complex="normal"/>
    </style:style>
    <style:style style:name="T9" style:family="text">
      <style:text-properties officeooo:rsid="000be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zień 1</text:p>
      <text:p text:style-name="P1"/>
      <text:p text:style-name="P2"><text:span text:style-name="T2"><text:tab/>7.8. </text:span>Przypomnienie – <text:span text:style-name="T1">kaskadowość.</text:span></text:p>
      <text:p text:style-name="P4"/>
      <text:p text:style-name="P5"><text:tab/>9. Selektory, pseudoelementy i pseudoklasy</text:p>
      <text:p text:style-name="P5"/>
      <text:p text:style-name="P3"><text:span text:style-name="T1">div[data-name] {} -</text:span> selektor odwołujący się do diva, który ma atrybut <text:span text:style-name="T1">data-name </text:span>(div data-name=”intro”&gt;&lt;/div&gt;)</text:p>
      <text:p text:style-name="P3"/>
      <text:p text:style-name="P10"><text:span text:style-name="T7">Dzień 2</text:span><text:line-break/></text:p>
      <text:p text:style-name="P9"><text:tab/><text:span text:style-name="T3">17. Funkcja calc w CSS.</text:span></text:p>
      <text:p text:style-name="P9"><text:span text:style-name="T3"/></text:p>
      <text:p text:style-name="P11">Pozwala np. na automatyczne obliczenie wielkości danego elementu. Stosowane najczęściej gdy do ustawienia wielkości poszczególnych elementów stosowane są różne jednostki. </text:p>
      <text:p text:style-name="P9"><text:span text:style-name="T3"/></text:p>
      <text:p text:style-name="P6">&lt;style&gt;</text:p>
      <text:p text:style-name="P6"><text:s text:c="8"/>* {</text:p>
      <text:p text:style-name="P6"><text:s text:c="12"/>margin: 0;</text:p>
      <text:p text:style-name="P6"><text:s text:c="8"/>}</text:p>
      <text:p text:style-name="P6"/>
      <text:p text:style-name="P6"><text:s text:c="8"/>header {</text:p>
      <text:p text:style-name="P6"><text:s text:c="12"/>height: 300px;</text:p>
      <text:p text:style-name="P6"><text:s text:c="12"/>background-color: greenyellow;</text:p>
      <text:p text:style-name="P6"><text:s text:c="8"/>}</text:p>
      <text:p text:style-name="P6"/>
      <text:p text:style-name="P6"><text:s text:c="8"/>main {</text:p>
      <text:p text:style-name="P6"><text:s text:c="12"/><text:span text:style-name="T5">height: calc(100vh - 300px);</text:span></text:p>
      <text:p text:style-name="P6"><text:s text:c="12"/>background-color: lightseagreen;</text:p>
      <text:p text:style-name="P7"><text:s text:c="8"/>}</text:p>
      <text:p text:style-name="P7">&lt;/style&gt;</text:p>
      <text:p text:style-name="P6"/>
      <text:p text:style-name="P6">&lt;style&gt;</text:p>
      <text:p text:style-name="P6"><text:s text:c="8"/>header&gt;* {</text:p>
      <text:p text:style-name="P6"><text:s text:c="12"/>float: left;</text:p>
      <text:p text:style-name="P6"><text:s text:c="12"/>height: 50px;</text:p>
      <text:p text:style-name="P6"><text:s text:c="8"/>}</text:p>
      <text:p text:style-name="P6"/>
      <text:p text:style-name="P6"><text:s text:c="8"/>.logo {</text:p>
      <text:p text:style-name="P6"><text:s text:c="12"/><text:span text:style-name="T5">width: 10%;</text:span></text:p>
      <text:p text:style-name="P6"><text:s text:c="12"/>background-color: red;</text:p>
      <text:p text:style-name="P6"><text:s text:c="8"/>}</text:p>
      <text:p text:style-name="P6"/>
      <text:p text:style-name="P6"><text:s text:c="8"/>.search {</text:p>
      <text:p text:style-name="P6"><text:s text:c="12"/><text:span text:style-name="T5">width: 200px;</text:span></text:p>
      <text:p text:style-name="P6"><text:s text:c="12"/>background-color: green;</text:p>
      <text:p text:style-name="P6"><text:s text:c="8"/>}</text:p>
      <text:p text:style-name="P6"/>
      <text:p text:style-name="P6"><text:s text:c="8"/>nav {</text:p>
      <text:p text:style-name="P6"><text:s text:c="12"/><text:span text:style-name="T5">width: calc(100% - 10% - 200px);</text:span></text:p>
      <text:p text:style-name="P6"><text:s text:c="12"/>background-color: black;</text:p>
      <text:p text:style-name="P6"><text:s text:c="8"/>}</text:p>
      <text:p text:style-name="P6"><text:soft-page-break/><text:s text:c="4"/>&lt;/style&gt;</text:p>
      <text:p text:style-name="P6"/>
      <text:p text:style-name="P6"><text:tab/><text:span text:style-name="T9">18. Zmienne w CSS</text:span></text:p>
      <text:p text:style-name="P6"/>
      <text:p text:style-name="P6"/>
      <text:p text:style-name="P9"><text:span text:style-name="T3"/></text:p>
      <text:p text:style-name="P9"/>
      <text:p text:style-name="P3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05:13.833322535</meta:creation-date>
    <dc:date>2020-10-25T16:51:44.149030345</dc:date>
    <meta:editing-duration>PT17M58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112" meta:character-count="1037" meta:non-whitespace-character-count="685"/>
  </office:meta>
</office:document-meta>
</file>